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30000012725E68FDA347B7945.png" manifest:media-type="image/png"/>
  <manifest:file-entry manifest:full-path="Pictures/1000000100000293000001AAE639CEC3C41993CB.png" manifest:media-type="image/png"/>
  <manifest:file-entry manifest:full-path="Pictures/100000010000029400000148546441EFB5C9595D.png" manifest:media-type="image/png"/>
  <manifest:file-entry manifest:full-path="Pictures/100000010000029300000082324D5E1930B034D3.png" manifest:media-type="image/png"/>
  <manifest:file-entry manifest:full-path="Pictures/10000001000001BC000000EF63C6C96EE3AD13D1.png" manifest:media-type="image/png"/>
  <manifest:file-entry manifest:full-path="Pictures/1000000100000175000000D5CD9A1EB90C6F7453.png" manifest:media-type="image/png"/>
  <manifest:file-entry manifest:full-path="Pictures/10000001000002710000016F64B360D359258A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545" officeooo:paragraph-rsid="0002c545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22in" svg:y="0.0457in" svg:width="6.5102in" svg:height="3.8228in" draw:z-index="0"><draw:image xlink:href="Pictures/10000001000002710000016F64B360D359258A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022in" svg:y="0.0346in" svg:width="3.8854in" svg:height="2.2189in" draw:z-index="1"><draw:image xlink:href="Pictures/1000000100000175000000D5CD9A1EB90C6F74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1484in" svg:y="0.0008in" svg:width="4.6252in" svg:height="2.4898in" draw:z-index="2"><draw:image xlink:href="Pictures/10000001000001BC000000EF63C6C96EE3AD13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width="6.6929in" svg:height="3.3256in" draw:z-index="3"><draw:image xlink:href="Pictures/100000010000029400000148546441EFB5C9595D.png" xlink:type="simple" xlink:show="embed" xlink:actuate="onLoad" draw:mime-type="image/png"/></draw:frame><draw:frame draw:style-name="fr1" draw:name="Image5" text:anchor-type="char" svg:x="0in" svg:y="3.3618in" svg:width="6.6929in" svg:height="4.3264in" draw:z-index="4"><draw:image xlink:href="Pictures/1000000100000293000001AAE639CEC3C41993C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width="6.6929in" svg:height="1.3201in" draw:z-index="5"><draw:image xlink:href="Pictures/100000010000029300000082324D5E1930B034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in" svg:y="0in" svg:width="6.6929in" svg:height="2.9957in" draw:z-index="6"><draw:image xlink:href="Pictures/10000001000002930000012725E68FDA347B7945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7:04:23.518675500</meta:creation-date>
    <dc:date>2023-07-29T18:26:26.773431033</dc:date>
    <meta:editing-duration>PT1M22S</meta:editing-duration>
    <meta:editing-cycles>1</meta:editing-cycles>
    <meta:document-statistic meta:table-count="0" meta:image-count="7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